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Work Sans" svg:font-family="'Work Sans', Helvetica, Tahoma, Genev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24292e" style:font-name="SFMono-Regular" fo:font-size="9pt" officeooo:rsid="00056c67" officeooo:paragraph-rsid="00056c67"/>
    </style:style>
    <style:style style:name="P2" style:family="paragraph" style:parent-style-name="Text_20_body">
      <style:text-properties fo:font-variant="normal" fo:text-transform="none" style:font-name="Work Sans" fo:letter-spacing="-0.026cm" fo:font-style="normal" fo:font-weight="normal"/>
    </style:style>
    <style:style style:name="P3" style:family="paragraph" style:parent-style-name="Text_20_body">
      <style:text-properties fo:font-variant="normal" fo:text-transform="none" style:font-name="Work Sans" fo:letter-spacing="-0.026cm" fo:font-style="normal" fo:font-weight="normal" officeooo:rsid="0004868b" officeooo:paragraph-rsid="0004868b"/>
    </style:style>
    <style:style style:name="P4" style:family="paragraph" style:parent-style-name="Text_20_body">
      <style:text-properties officeooo:paragraph-rsid="0004868b"/>
    </style:style>
    <style:style style:name="P5" style:family="paragraph" style:parent-style-name="Text_20_body">
      <style:text-properties fo:color="#000000" officeooo:rsid="0004868b" officeooo:paragraph-rsid="0004868b"/>
    </style:style>
    <style:style style:name="P6" style:family="paragraph" style:parent-style-name="Text_20_body">
      <style:text-properties fo:color="#000000" officeooo:rsid="0004868b" officeooo:paragraph-rsid="00056c67"/>
    </style:style>
    <style:style style:name="P7" style:family="paragraph" style:parent-style-name="Text_20_body">
      <style:text-properties officeooo:paragraph-rsid="000c247d"/>
    </style:style>
    <style:style style:name="P8" style:family="paragraph" style:parent-style-name="Text_20_body">
      <style:text-properties officeooo:paragraph-rsid="000cab2a"/>
    </style:style>
    <style:style style:name="P9" style:family="paragraph" style:parent-style-name="Heading_20_2">
      <style:text-properties fo:font-variant="normal" fo:text-transform="none" style:font-name="Work Sans" fo:letter-spacing="-0.026cm" fo:font-style="normal" fo:font-weight="normal"/>
    </style:style>
    <style:style style:name="P10" style:family="paragraph" style:parent-style-name="Table_20_Contents">
      <style:paragraph-properties style:line-height-at-least="0.529cm"/>
      <style:text-properties fo:color="#24292e" style:font-name="SFMono-Regular" fo:font-size="9pt" officeooo:paragraph-rsid="000aa772"/>
    </style:style>
    <style:style style:name="P11" style:family="paragraph" style:parent-style-name="Table_20_Contents">
      <style:paragraph-properties style:line-height-at-least="0.529cm"/>
      <style:text-properties fo:color="#24292e" style:font-name="SFMono-Regular" fo:font-size="9pt" officeooo:rsid="0004868b" officeooo:paragraph-rsid="00056c67"/>
    </style:style>
    <style:style style:name="P12" style:family="paragraph" style:parent-style-name="Table_20_Contents">
      <style:paragraph-properties style:line-height-at-least="0.529cm"/>
      <style:text-properties fo:color="#24292e" style:font-name="SFMono-Regular" fo:font-size="9pt" officeooo:rsid="00056c67" officeooo:paragraph-rsid="00056c67"/>
    </style:style>
    <style:style style:name="P13" style:family="paragraph" style:parent-style-name="Table_20_Contents">
      <style:paragraph-properties style:line-height-at-least="0.529cm"/>
      <style:text-properties fo:color="#24292e" style:font-name="SFMono-Regular" fo:font-size="9pt" officeooo:rsid="00056c67" officeooo:paragraph-rsid="0005c08c"/>
    </style:style>
    <style:style style:name="P14" style:family="paragraph" style:parent-style-name="Table_20_Contents">
      <style:paragraph-properties style:line-height-at-least="0.529cm"/>
      <style:text-properties fo:color="#24292e" style:font-name="SFMono-Regular" fo:font-size="9pt" officeooo:rsid="00056c67" officeooo:paragraph-rsid="0007bab5"/>
    </style:style>
    <style:style style:name="P15" style:family="paragraph" style:parent-style-name="Table_20_Contents">
      <style:paragraph-properties style:line-height-at-least="0.529cm"/>
      <style:text-properties fo:color="#24292e" style:font-name="SFMono-Regular" fo:font-size="9pt" officeooo:rsid="00056c67" officeooo:paragraph-rsid="000aa772"/>
    </style:style>
    <style:style style:name="P16" style:family="paragraph" style:parent-style-name="Table_20_Contents">
      <style:paragraph-properties style:line-height-at-least="0.529cm"/>
      <style:text-properties fo:color="#24292e" style:font-name="SFMono-Regular" fo:font-size="9pt" officeooo:rsid="000babf9" officeooo:paragraph-rsid="000babf9"/>
    </style:style>
    <style:style style:name="P17" style:family="paragraph" style:parent-style-name="Table_20_Contents">
      <style:paragraph-properties style:line-height-at-least="0.529cm"/>
      <style:text-properties fo:color="#24292e" style:font-name="SFMono-Regular" fo:font-size="9pt" officeooo:rsid="000babf9" officeooo:paragraph-rsid="000c0e84"/>
    </style:style>
    <style:style style:name="P18" style:family="paragraph" style:parent-style-name="Table_20_Contents">
      <style:paragraph-properties style:line-height-at-least="0.529cm"/>
      <style:text-properties fo:color="#24292e" style:font-name="SFMono-Regular" fo:font-size="9pt" officeooo:rsid="000babf9" officeooo:paragraph-rsid="000c247d"/>
    </style:style>
    <style:style style:name="T1" style:family="text">
      <style:text-properties fo:color="#d73a49"/>
    </style:style>
    <style:style style:name="T2" style:family="text">
      <style:text-properties fo:color="#d73a49" officeooo:rsid="0005c08c"/>
    </style:style>
    <style:style style:name="T3" style:family="text">
      <style:text-properties fo:color="#d73a49" officeooo:rsid="00056c67"/>
    </style:style>
    <style:style style:name="T4" style:family="text">
      <style:text-properties fo:color="#d73a49" officeooo:rsid="000aa772"/>
    </style:style>
    <style:style style:name="T5" style:family="text">
      <style:text-properties fo:color="#d73a49" officeooo:rsid="000c0e84"/>
    </style:style>
    <style:style style:name="T6" style:family="text">
      <style:text-properties fo:color="#d73a49" officeooo:rsid="000c247d"/>
    </style:style>
    <style:style style:name="T7" style:family="text">
      <style:text-properties fo:color="#6f42c1"/>
    </style:style>
    <style:style style:name="T8" style:family="text">
      <style:text-properties fo:color="#6f42c1" officeooo:rsid="0005c08c"/>
    </style:style>
    <style:style style:name="T9" style:family="text">
      <style:text-properties fo:color="#6f42c1" officeooo:rsid="00056c67"/>
    </style:style>
    <style:style style:name="T10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T11" style:family="text">
      <style:text-properties fo:font-variant="normal" fo:text-transform="none" fo:color="#d73a49" style:font-name="SFMono-Regular" fo:font-size="9pt" fo:letter-spacing="normal" fo:font-style="normal" fo:font-weight="normal" officeooo:rsid="000cab2a"/>
    </style:style>
    <style:style style:name="T12" style:family="text">
      <style:text-properties fo:font-variant="normal" fo:text-transform="none" fo:color="#d73a49" fo:letter-spacing="normal" fo:font-style="normal" fo:font-weight="normal"/>
    </style:style>
    <style:style style:name="T13" style:family="text">
      <style:text-properties fo:font-variant="normal" fo:text-transform="none" fo:color="#d73a49" fo:letter-spacing="normal" fo:font-style="normal" fo:font-weight="normal" officeooo:rsid="0008adf8"/>
    </style:style>
    <style:style style:name="T14" style:family="text">
      <style:text-properties fo:font-variant="normal" fo:text-transform="none" fo:color="#24292e" fo:letter-spacing="normal"/>
    </style:style>
    <style:style style:name="T15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16" style:family="text">
      <style:text-properties fo:font-variant="normal" fo:text-transform="none" fo:color="#24292e" style:font-name="SFMono-Regular" fo:font-size="9pt" fo:letter-spacing="normal" fo:font-style="normal" fo:font-weight="normal" officeooo:rsid="00056c67"/>
    </style:style>
    <style:style style:name="T17" style:family="text">
      <style:text-properties fo:font-variant="normal" fo:text-transform="none" fo:color="#24292e" style:font-name="SFMono-Regular" fo:font-size="9pt" fo:letter-spacing="normal" fo:font-style="normal" fo:font-weight="normal" officeooo:rsid="000babf9"/>
    </style:style>
    <style:style style:name="T18" style:family="text">
      <style:text-properties fo:font-variant="normal" fo:text-transform="none" style:font-name="Work Sans" fo:letter-spacing="-0.026cm" fo:font-style="normal" fo:font-weight="normal" officeooo:rsid="0004868b"/>
    </style:style>
    <style:style style:name="T19" style:family="text">
      <style:text-properties fo:font-variant="normal" fo:text-transform="none" fo:color="#6f42c1" style:font-name="SFMono-Regular" fo:font-size="9pt" fo:letter-spacing="normal" fo:font-style="normal" fo:font-weight="normal"/>
    </style:style>
    <style:style style:name="T20" style:family="text">
      <style:text-properties fo:font-variant="normal" fo:text-transform="none" style:font-name="arial" fo:font-size="11pt" fo:letter-spacing="-0.026cm" fo:font-style="normal" fo:font-weight="normal" officeooo:rsid="0004868b" style:font-size-asian="11pt" style:font-size-complex="11pt"/>
    </style:style>
    <style:style style:name="T21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style:font-name="SFMono-Regular" fo:font-size="9pt" fo:letter-spacing="normal" fo:font-style="normal" fo:font-weight="normal"/>
    </style:style>
    <style:style style:name="T23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24" style:family="text">
      <style:text-properties fo:font-variant="normal" fo:text-transform="none" fo:color="#005cc5" fo:letter-spacing="normal" fo:font-style="normal" fo:font-weight="normal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056c67"/>
    </style:style>
    <style:style style:name="T28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29" style:family="text">
      <style:text-properties fo:color="#005cc5"/>
    </style:style>
    <style:style style:name="T30" style:family="text">
      <style:text-properties fo:color="#005cc5" officeooo:rsid="0008adf8"/>
    </style:style>
    <style:style style:name="T31" style:family="text">
      <style:text-properties fo:color="#005cc5" officeooo:rsid="000c247d"/>
    </style:style>
    <style:style style:name="T32" style:family="text">
      <style:text-properties officeooo:rsid="00056c67"/>
    </style:style>
    <style:style style:name="T33" style:family="text">
      <style:text-properties fo:color="#000000"/>
    </style:style>
    <style:style style:name="T34" style:family="text">
      <style:text-properties fo:color="#000000" officeooo:rsid="0005c08c"/>
    </style:style>
    <style:style style:name="T35" style:family="text">
      <style:text-properties fo:color="#000000" officeooo:rsid="0007bab5"/>
    </style:style>
    <style:style style:name="T36" style:family="text">
      <style:text-properties fo:color="#000000" officeooo:rsid="00056c67"/>
    </style:style>
    <style:style style:name="T37" style:family="text">
      <style:text-properties fo:color="#000000" officeooo:rsid="000aa772"/>
    </style:style>
    <style:style style:name="T38" style:family="text">
      <style:text-properties fo:color="#000000" officeooo:rsid="000babf9"/>
    </style:style>
    <style:style style:name="T39" style:family="text">
      <style:text-properties fo:color="#000000" officeooo:rsid="000c0e84"/>
    </style:style>
    <style:style style:name="T40" style:family="text">
      <style:text-properties officeooo:rsid="0005c08c"/>
    </style:style>
    <style:style style:name="T41" style:family="text">
      <style:text-properties officeooo:rsid="0007bab5"/>
    </style:style>
    <style:style style:name="T42" style:family="text">
      <style:text-properties officeooo:rsid="000aa772"/>
    </style:style>
    <style:style style:name="T43" style:family="text">
      <style:text-properties fo:color="#032f62"/>
    </style:style>
    <style:style style:name="T44" style:family="text">
      <style:text-properties fo:color="#032f62" officeooo:rsid="000aa772"/>
    </style:style>
    <style:style style:name="T45" style:family="text">
      <style:text-properties fo:color="#032f62" officeooo:rsid="000c0e84"/>
    </style:style>
    <style:style style:name="T46" style:family="text">
      <style:text-properties fo:color="#032f62" officeooo:rsid="000c247d"/>
    </style:style>
    <style:style style:name="T47" style:family="text">
      <style:text-properties officeooo:rsid="000c0e84"/>
    </style:style>
    <style:style style:name="T48" style:family="text">
      <style:text-properties officeooo:rsid="000c24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part-1-creating-a-database"/><text:s text:c="24"/></text:h>
      <text:p text:style-name="P2"/>
      <text:p text:style-name="P2"/>
      <text:p text:style-name="P4"><text:span text:style-name="T18"><text:s/></text:span><text:span text:style-name="T10">drop</text:span><text:span text:style-name="T14"> </text:span><text:span text:style-name="T10">database</text:span><text:span text:style-name="T14"> </text:span><text:span text:style-name="T15">umuzi;</text:span></text:p>
      <text:p text:style-name="P4"><text:span text:style-name="T15"><text:s text:c="3"/></text:span><text:span text:style-name="T10">create</text:span><text:span text:style-name="T15"> </text:span><text:span text:style-name="T10">database</text:span><text:span text:style-name="T15"> </text:span><text:span text:style-name="T19">umuzi</text:span><text:span text:style-name="T15">;</text:span></text:p>
      <text:p text:style-name="P4"><text:span text:style-name="T15"><text:s text:c="4"/>\c umuzi</text:span></text:p>
      <text:p text:style-name="P4"/>
      <text:p text:style-name="P6"><text:span text:style-name="T10">create</text:span><text:span text:style-name="T15"> </text:span><text:span text:style-name="T10">table</text:span><text:span text:style-name="T15"> </text:span><text:span text:style-name="T19">customer</text:span><text:span text:style-name="T15"> (</text:span><text:span text:style-name="T17">customer </text:span><text:span text:style-name="T16">i</text:span><text:span text:style-name="T15">d </text:span><text:span text:style-name="T10">serial</text:span><text:span text:style-name="T15"> </text:span><text:span text:style-name="T10">not null</text:span><text:span text:style-name="T15"> </text:span><text:span text:style-name="T10">primary key</text:span><text:span text:style-name="T15">,</text:span></text:p>
      <text:p text:style-name="P6"><text:span text:style-name="T15"><text:s text:c="41"/>first_name </text:span><text:span text:style-name="T10">varchar</text:span><text:span text:style-name="T15">(</text:span><text:span text:style-name="T23">50</text:span><text:span text:style-name="T15">) </text:span><text:span text:style-name="T10">not null</text:span><text:span text:style-name="T15">,</text:span></text:p>
      <text:p text:style-name="P11"><text:span text:style-name="T27"><text:s text:c="41"/>l</text:span><text:span text:style-name="T15">ast_name </text:span><text:span text:style-name="T12">varchar</text:span><text:span text:style-name="T15">(</text:span><text:span text:style-name="T24">50</text:span><text:span text:style-name="T15">) </text:span><text:span text:style-name="T12">not null</text:span><text:span text:style-name="T15">,</text:span></text:p>
      <text:p text:style-name="P12"><text:s text:c="41"/>gender <text:span text:style-name="T1">varchar</text:span>(<text:span text:style-name="T29">6</text:span>) <text:span text:style-name="T1">not null</text:span>,</text:p>
      <text:p text:style-name="P12"><text:s text:c="41"/>address <text:span text:style-name="T1">varchar</text:span>(<text:span text:style-name="T29">200</text:span>) <text:span text:style-name="T1">not null</text:span>,</text:p>
      <text:p text:style-name="P12"><text:s text:c="41"/>phone <text:span text:style-name="T1">varchar</text:span>(<text:span text:style-name="T29">20</text:span>) <text:span text:style-name="T1">not null</text:span>,</text:p>
      <text:p text:style-name="P12"><text:s text:c="41"/>email <text:span text:style-name="T1">varchar</text:span>(<text:span text:style-name="T29">100</text:span>),</text:p>
      <text:p text:style-name="P12"><text:s text:c="41"/>city <text:span text:style-name="T1">varchar</text:span>(<text:span text:style-name="T29">20</text:span>) <text:span text:style-name="T1">not null</text:span>,</text:p>
      <text:p text:style-name="P12"><text:s text:c="41"/>country <text:span text:style-name="T1">varchar</text:span>(<text:span text:style-name="T29">50</text:span>) <text:span text:style-name="T1">not null</text:span><text:span text:style-name="T33">);</text:span></text:p>
      <text:p text:style-name="P12"><text:span text:style-name="T33"/></text:p>
      <text:p text:style-name="P13"><text:span text:style-name="T1">create</text:span><text:span text:style-name="T33"> </text:span><text:span text:style-name="T1">table</text:span><text:span text:style-name="T33"> </text:span><text:span text:style-name="T7">employees</text:span><text:span text:style-name="T33">(</text:span><text:span text:style-name="T38">employee </text:span><text:span text:style-name="T34">i</text:span>d <text:span text:style-name="T1">serial</text:span> <text:span text:style-name="T1">primary key</text:span> <text:span text:style-name="T1">not null</text:span>,</text:p>
      <text:p text:style-name="P13"><text:span text:style-name="T40"><text:s text:c="38"/>f</text:span>irst_name <text:span text:style-name="T1">varchar</text:span>(<text:span text:style-name="T29">50</text:span>) <text:span text:style-name="T1">not null</text:span>,</text:p>
      <text:p text:style-name="P13"><text:span text:style-name="T40"><text:s text:c="38"/>l</text:span>ast_name <text:span text:style-name="T1">varchar</text:span>(<text:span text:style-name="T29">50</text:span>) <text:span text:style-name="T1">not null</text:span>,</text:p>
      <text:p text:style-name="P13"><text:span text:style-name="T40"><text:s text:c="38"/>e</text:span>mail <text:span text:style-name="T1">varchar</text:span>(<text:span text:style-name="T29">100</text:span>),</text:p>
      <text:p text:style-name="P13"><text:span text:style-name="T40"><text:s text:c="38"/>j</text:span>ob_title <text:span text:style-name="T1">varchar</text:span>(<text:span text:style-name="T29">50</text:span>) <text:span text:style-name="T1">not null</text:span><text:span text:style-name="T34">);</text:span></text:p>
      <text:p text:style-name="P13"><text:span text:style-name="T34"/></text:p>
      <text:p text:style-name="P13"><text:span text:style-name="T2">create</text:span><text:span text:style-name="T34"> </text:span><text:span text:style-name="T2">table</text:span><text:span text:style-name="T34"> </text:span><text:span text:style-name="T8">orders</text:span><text:span text:style-name="T34">(</text:span><text:span text:style-name="T38">order </text:span><text:span text:style-name="T34">i</text:span><text:span text:style-name="T40">d </text:span><text:span text:style-name="T2">serial</text:span><text:span text:style-name="T40"> </text:span><text:span text:style-name="T2">primary key</text:span><text:span text:style-name="T40"> </text:span><text:span text:style-name="T2">not null</text:span><text:span text:style-name="T40">,</text:span></text:p>
      <text:p text:style-name="P10"><text:span text:style-name="T41"><text:s text:c="31"/>product_id </text:span><text:span text:style-name="T13">foreign key</text:span><text:span text:style-name="T32"> </text:span><text:span text:style-name="T3">not null</text:span><text:span text:style-name="T32">,</text:span></text:p>
      <text:p text:style-name="P10"><text:span text:style-name="T41"><text:s text:c="31"/>payment_id </text:span><text:span text:style-name="T13">foreign key</text:span><text:span text:style-name="T32"> </text:span><text:span text:style-name="T3">not null</text:span><text:span text:style-name="T32">,</text:span></text:p>
      <text:p text:style-name="P10"><text:span text:style-name="T41"><text:s text:c="31"/>fulfilled_by_employee_id </text:span><text:span text:style-name="T12">foreign key</text:span><text:span text:style-name="T32"> </text:span><text:span text:style-name="T3">not null</text:span><text:span text:style-name="T32">,</text:span></text:p>
      <text:p text:style-name="P14"><text:span text:style-name="T41"><text:s text:c="31"/>d</text:span>ate_required <text:span text:style-name="T1">date</text:span> <text:span text:style-name="T1">not null</text:span>,</text:p>
      <text:p text:style-name="P14"><text:span text:style-name="T41"><text:s text:c="31"/>d</text:span>ate_shipped <text:span text:style-name="T1">date</text:span>,</text:p>
      <text:p text:style-name="P14"><text:span text:style-name="T41"><text:s text:c="31"/>s</text:span>tatus <text:span text:style-name="T1">varchar</text:span>(<text:span text:style-name="T29">20</text:span>) <text:span text:style-name="T1">not null</text:span><text:span text:style-name="T35">);</text:span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0"><text:span text:style-name="T3">create</text:span><text:span text:style-name="T36"> </text:span><text:span text:style-name="T3">table</text:span><text:span text:style-name="T36"> </text:span><text:span text:style-name="T9">payments</text:span><text:span text:style-name="T36">(</text:span><text:span text:style-name="T35">c</text:span><text:span text:style-name="T32">ustomer_id </text:span><text:span text:style-name="T12">foreign key</text:span><text:span text:style-name="T32"> </text:span><text:span text:style-name="T3">not null</text:span><text:span text:style-name="T32">,</text:span></text:p>
      <text:p text:style-name="P10"><text:span text:style-name="T35"><text:s text:c="37"/>p</text:span><text:span text:style-name="T36">ayment_id </text:span><text:span text:style-name="T12">foreign key</text:span><text:span text:style-name="T36"> </text:span><text:span text:style-name="T3">not null</text:span><text:span text:style-name="T36">,</text:span></text:p>
      <text:p text:style-name="P14"><text:span text:style-name="T35"><text:s text:c="37"/>p</text:span><text:span text:style-name="T33">ayment_date </text:span><text:span text:style-name="T1">date</text:span><text:span text:style-name="T33"> </text:span><text:span text:style-name="T1">not null</text:span><text:span text:style-name="T33">,</text:span></text:p>
      <text:p text:style-name="P14"><text:span text:style-name="T35"><text:s text:c="37"/>a</text:span><text:span text:style-name="T33">mount </text:span><text:span text:style-name="T1">numeric</text:span><text:span text:style-name="T33">(</text:span><text:span text:style-name="T29">2</text:span><text:span text:style-name="T30">0</text:span><text:span text:style-name="T33">) </text:span><text:span text:style-name="T1">not null</text:span><text:span text:style-name="T35">);</text:span></text:p>
      <text:p text:style-name="P14"><text:span text:style-name="T33"/></text:p>
      <text:p text:style-name="P15"><text:span text:style-name="T4">c</text:span><text:span text:style-name="T1">reate</text:span><text:span text:style-name="T33"> </text:span><text:span text:style-name="T1">table</text:span><text:span text:style-name="T33"> </text:span><text:span text:style-name="T7">orders</text:span><text:span text:style-name="T33">(</text:span><text:span text:style-name="T37">i</text:span>d <text:span text:style-name="T1">serial</text:span> <text:span text:style-name="T1">primary key</text:span> <text:span text:style-name="T1">not null</text:span>,</text:p>
      <text:p text:style-name="P15"><text:s text:c="31"/>product_id <text:span text:style-name="T12">foreign key</text:span> <text:span text:style-name="T1">not null</text:span>,</text:p>
      <text:p text:style-name="P15"><text:span text:style-name="T42"><text:s text:c="31"/>p</text:span>ayment_id <text:span text:style-name="T12">foreign key</text:span> <text:span text:style-name="T1">not null</text:span>,</text:p>
      <text:p text:style-name="P15"><text:span text:style-name="T42"><text:s text:c="31"/>f</text:span>ulfilled_by_employee_id <text:span text:style-name="T12">foreign key </text:span><text:span text:style-name="T1">not null</text:span>,</text:p>
      <text:p text:style-name="P15"><text:span text:style-name="T42"><text:s text:c="31"/>d</text:span>ate_required <text:span text:style-name="T1">date</text:span> <text:span text:style-name="T1">not null</text:span>,</text:p>
      <text:p text:style-name="P15"><text:soft-page-break/><text:span text:style-name="T42"><text:s text:c="30"/>d</text:span>ate_shipped <text:span text:style-name="T1">date</text:span>,</text:p>
      <text:p text:style-name="P15"><text:span text:style-name="T42"><text:s text:c="30"/>s</text:span>tatus <text:span text:style-name="T1">varchar</text:span>(<text:span text:style-name="T29">20</text:span>) <text:span text:style-name="T1">not null</text:span><text:span text:style-name="T37">);</text:span></text:p>
      <text:p text:style-name="P15"><text:span text:style-name="T37"/></text:p>
      <text:p text:style-name="P16"><text:span text:style-name="T37">.--</text:span><text:span text:style-name="T39">&gt;</text:span><text:span text:style-name="T1">n</text:span><text:span text:style-name="T4">sert into</text:span><text:span text:style-name="T42"> customer (first_name,last_name,gender,address,phone,email,city,country) </text:span><text:span text:style-name="T4">values</text:span><text:span text:style-name="T42"> (</text:span><text:span text:style-name="T44">'John'</text:span><text:span text:style-name="T42">,</text:span><text:span text:style-name="T44">'Hibert'</text:span><text:span text:style-name="T42">,</text:span><text:span text:style-name="T44">'Male'</text:span><text:span text:style-name="T42">,</text:span><text:span text:style-name="T44">'284 chaucer st'</text:span><text:span text:style-name="T42">,</text:span><text:span text:style-name="T44">'084789657'</text:span><text:span text:style-name="T42">,</text:span><text:span text:style-name="T44">'john@gmail.com'</text:span><text:span text:style-name="T42">,</text:span><text:span text:style-name="T44">'Johannesburg'</text:span><text:span text:style-name="T42">,</text:span><text:span text:style-name="T44">'South Africa'</text:span><text:span text:style-name="T42">);</text:span></text:p>
      <text:p text:style-name="P17"><text:span text:style-name="T5">in</text:span><text:span text:style-name="T1">sert into</text:span> customer (first_name,last_name,gender,address,phone,email,city,country) <text:span text:style-name="T1">values</text:span> (<text:span text:style-name="T43">'Thando'</text:span>,<text:span text:style-name="T43">'Sithole'</text:span>,<text:span text:style-name="T43">'Female'</text:span>,<text:span text:style-name="T43">'240 Sect 1'</text:span>,<text:span text:style-name="T43">'0794445584'</text:span>,<text:span text:style-name="T43">'thando@gmail.com'</text:span>,<text:span text:style-name="T43">'Cape Town'</text:span>,<text:span text:style-name="T43">'South Africa'</text:span>);</text:p>
      <text:p text:style-name="P17"><text:span text:style-name="T5">insert into</text:span><text:span text:style-name="T47"> customer (first_name,last_name,gender,address,phone,email,city,country) </text:span><text:span text:style-name="T5">values</text:span><text:span text:style-name="T47"> (</text:span><text:span text:style-name="T45">'Leon'</text:span><text:span text:style-name="T47">,</text:span><text:span text:style-name="T45">'Glen'</text:span><text:span text:style-name="T47">,</text:span><text:span text:style-name="T45">'Male'</text:span><text:span text:style-name="T47">,</text:span><text:span text:style-name="T45">'81 Everton Rd,Gillits'</text:span><text:span text:style-name="T47">,</text:span><text:span text:style-name="T45">'0820832830'</text:span><text:span text:style-name="T47">,</text:span><text:span text:style-name="T45">'Leon@gmail.com'</text:span><text:span text:style-name="T47">,</text:span><text:span text:style-name="T45">'Durban'</text:span><text:span text:style-name="T47">,</text:span><text:span text:style-name="T45">'South Africa'</text:span><text:span text:style-name="T47">);</text:span></text:p>
      <text:p text:style-name="P17"><text:span text:style-name="T5">insert into</text:span><text:span text:style-name="T47"> customer (first_name,last_name,gender,address,phone,email,city,country) </text:span><text:span text:style-name="T5">values</text:span><text:span text:style-name="T47"> (</text:span><text:span text:style-name="T45">'Charl'</text:span><text:span text:style-name="T47">,</text:span><text:span text:style-name="T45">'Muller'</text:span><text:span text:style-name="T47">,</text:span><text:span text:style-name="T45">'Male'</text:span><text:span text:style-name="T47">,</text:span><text:span text:style-name="T45">'290A Dorset Ecke'</text:span><text:span text:style-name="T47">,</text:span><text:span text:style-name="T45">'+44856872553'</text:span><text:span text:style-name="T47">,</text:span><text:a xlink:type="simple" xlink:href="mailto:'Charl.muller@yahoo.com" text:style-name="Internet_20_link" text:visited-style-name="Visited_20_Internet_20_Link">'Charl.muller@yahoo.com</text:a><text:span text:style-name="T45">'</text:span><text:span text:style-name="T47">,</text:span><text:span text:style-name="T45">'Berlin'</text:span><text:span text:style-name="T47">,</text:span><text:span text:style-name="T45">'Germany'</text:span><text:span text:style-name="T47">);</text:span></text:p>
      <text:p text:style-name="P17"><text:span text:style-name="T5">insert into</text:span><text:span text:style-name="T47"> customer (first_name,last_name,gender,address,phone,email,city,country) </text:span><text:span text:style-name="T5">values</text:span><text:span text:style-name="T47"> (</text:span><text:span text:style-name="T45">'Julia'</text:span><text:span text:style-name="T47">,</text:span><text:span text:style-name="T45">'Stein'</text:span><text:span text:style-name="T47">,</text:span><text:span text:style-name="T45">'Female'</text:span><text:span text:style-name="T47">,</text:span><text:span text:style-name="T45">'2 Wernerring'</text:span><text:span text:style-name="T47">,</text:span><text:span text:style-name="T45">'+448672445058'</text:span><text:span text:style-name="T47">,</text:span><text:a xlink:type="simple" xlink:href="mailto:'Js234@yahoo.com" text:style-name="Internet_20_link" text:visited-style-name="Visited_20_Internet_20_Link">'Js234@yahoo.com</text:a><text:span text:style-name="T45">'</text:span><text:span text:style-name="T47">,</text:span><text:span text:style-name="T45">'Frankfurt'</text:span><text:span text:style-name="T47">,</text:span><text:span text:style-name="T45">'Germany'</text:span><text:span text:style-name="T47">);</text:span></text:p>
      <text:p text:style-name="P17"/>
      <text:p text:style-name="P18">--<text:span text:style-name="T47">&gt;</text:span><text:span text:style-name="T6">ins</text:span><text:span text:style-name="T5">ert into</text:span><text:span text:style-name="T47"> employees (first_name,last_name,email,job_title) </text:span><text:span text:style-name="T5">values</text:span><text:span text:style-name="T47"> (</text:span><text:span text:style-name="T45">'Kani'</text:span><text:span text:style-name="T47">,</text:span><text:span text:style-name="T45">'Matthew'</text:span><text:span text:style-name="T47">,</text:span><text:a xlink:type="simple" xlink:href="mailto:'mat@gmail.com" text:style-name="Internet_20_link" text:visited-style-name="Visited_20_Internet_20_Link">'mat@gmail.com</text:a><text:span text:style-name="T45">'</text:span><text:span text:style-name="T47">,</text:span><text:span text:style-name="T45">'manager'</text:span><text:span text:style-name="T47">);</text:span></text:p>
      <text:p text:style-name="P18"><text:span text:style-name="T6">in</text:span><text:span text:style-name="T1">sert into</text:span> employees (first_name,last_name,email,job_title) <text:span text:style-name="T1">values</text:span> (<text:span text:style-name="T43">'Lesly'</text:span>,<text:span text:style-name="T43">'Cronje'</text:span>,<text:a xlink:type="simple" xlink:href="mailto:'LesC@gmail.com" text:style-name="Internet_20_link" text:visited-style-name="Visited_20_Internet_20_Link">'LesC@gmail.com</text:a><text:span text:style-name="T43">'</text:span>,<text:span text:style-name="T43">'Clerk'</text:span>);</text:p>
      <text:p text:style-name="P18"><text:span text:style-name="T6">i</text:span><text:span text:style-name="T1">nsert into</text:span> employees (first_name,last_name,email,job_title) <text:span text:style-name="T1">values</text:span> (<text:span text:style-name="T43">'Gideon'</text:span>,<text:span text:style-name="T43">'Maduku'</text:span>,<text:a xlink:type="simple" xlink:href="mailto:'m@gmail.com" text:style-name="Internet_20_link" text:visited-style-name="Visited_20_Internet_20_Link">'m@gmail.com</text:a><text:span text:style-name="T43">'</text:span>,<text:span text:style-name="T43">'Accountant'</text:span>);</text:p>
      <text:p text:style-name="P18"/>
      <text:p text:style-name="P18">--<text:span text:style-name="T48">&gt;</text:span><text:span text:style-name="T6">insert into</text:span><text:span text:style-name="T48"> orders (product_id,payment_id,fulfilled_by_employee_id,date_required,status) </text:span><text:span text:style-name="T6">values</text:span><text:span text:style-name="T48"> (</text:span><text:span text:style-name="T31">1</text:span><text:span text:style-name="T48">,</text:span><text:span text:style-name="T31">1</text:span><text:span text:style-name="T48">,</text:span><text:span text:style-name="T31">2</text:span><text:span text:style-name="T48">,</text:span><text:span text:style-name="T46">'05-09-2018'</text:span><text:span text:style-name="T48">,</text:span><text:span text:style-name="T46">'Not shipped'</text:span><text:span text:style-name="T48">);</text:span></text:p>
      <text:p text:style-name="P18"><text:span text:style-name="T6">i</text:span><text:span text:style-name="T1">nsert into</text:span> orders (product_id,payment_id,fulfilled_by_employee_id,date_required,date_shipped,status) <text:span text:style-name="T1">values</text:span> (<text:span text:style-name="T29">1</text:span>,<text:span text:style-name="T29">2</text:span>,<text:span text:style-name="T29">2</text:span>,<text:span text:style-name="T43">'04-09-2018'</text:span>,<text:span text:style-name="T43">'04-09-2018'</text:span>,<text:span text:style-name="T43">'Shipped'</text:span>);</text:p>
      <text:p text:style-name="P18"><text:span text:style-name="T6">i</text:span><text:span text:style-name="T1">nsert into</text:span> orders (product_id,payment_id,fulfilled_by_employee_id,date_required,status) <text:span text:style-name="T1">values</text:span> (<text:span text:style-name="T29">3</text:span>,<text:span text:style-name="T29">3</text:span>,<text:span text:style-name="T29">3</text:span>,<text:span text:style-name="T43">'05-09-2018'</text:span>,<text:span text:style-name="T43">'Not shipped'</text:span>);</text:p>
      <text:p text:style-name="P18"/>
      <text:p text:style-name="P18">--<text:span text:style-name="T48">&gt;i</text:span><text:span text:style-name="T6">nsert into</text:span><text:span text:style-name="T48"> payments (customer_id,payment_id,payment_date,amount) </text:span><text:span text:style-name="T6">values</text:span><text:span text:style-name="T48"> (</text:span><text:span text:style-name="T31">1</text:span><text:span text:style-name="T48">,</text:span><text:span text:style-name="T31">1</text:span><text:span text:style-name="T48">,</text:span><text:span text:style-name="T46">'01-09-2018'</text:span><text:span text:style-name="T48">,</text:span><text:span text:style-name="T46">'150.75'</text:span><text:span text:style-name="T48">);</text:span></text:p>
      <text:p text:style-name="P18"><text:span text:style-name="T6">i</text:span><text:span text:style-name="T1">nsert into</text:span> payments (customer_id,payment_id,payment_date,amount) <text:span text:style-name="T1">values</text:span> (<text:span text:style-name="T29">5</text:span>,<text:span text:style-name="T29">2</text:span>,<text:span text:style-name="T43">'03-09-2018'</text:span>,<text:span text:style-name="T43">'150.75'</text:span>);</text:p>
      <text:p text:style-name="P18"><text:span text:style-name="T6">i</text:span><text:span text:style-name="T1">nsert into</text:span> payments (customer_id,payment_id,payment_date,amount) <text:span text:style-name="T1">values</text:span> (<text:span text:style-name="T29">4</text:span>,<text:span text:style-name="T29">3</text:span>,<text:span text:style-name="T43">'03-09-2018'</text:span>,<text:span text:style-name="T43">'700.60'</text:span>);</text:p>
      <text:p text:style-name="P18"/>
      <text:p text:style-name="P18">--<text:span text:style-name="T48">&gt;in</text:span><text:span text:style-name="T6">sert into</text:span><text:span text:style-name="T48"> products (product_name,description,buy_price) </text:span><text:span text:style-name="T6">values</text:span><text:span text:style-name="T48"> (</text:span><text:span text:style-name="T46">'Harley Davidson Chopper'</text:span><text:span text:style-name="T48">,</text:span><text:span text:style-name="T46">'This replica features working kickstand,front suspension, gear-shift lever'</text:span><text:span text:style-name="T48">,</text:span><text:span text:style-name="T46">'150.75'</text:span><text:span text:style-name="T48">);</text:span></text:p>
      <text:p text:style-name="P18"><text:span text:style-name="T6">i</text:span><text:span text:style-name="T1">nsert into</text:span> products (product_name,description,buy_price) <text:span text:style-name="T1">values</text:span> (<text:span text:style-name="T43">'Classic Car'</text:span>,<text:span text:style-name="T43">'Turnable front wheels, steering function'</text:span>,<text:span text:style-name="T43">'550.75'</text:span>);</text:p>
      <text:p text:style-name="P18"><text:span text:style-name="T1">insert into</text:span> products (product_name,description,buy_price) <text:span text:style-name="T1">values</text:span> (<text:span text:style-name="T43">'Sports car'</text:span>,<text:span text:style-name="T43">'Turnable front wheels, steering function'</text:span>,<text:span text:style-name="T43">'700.60'</text:span>);</text:p>
      <text:p text:style-name="P18"/>
      <text:p text:style-name="P18"><text:span text:style-name="T12">select</text:span><text:span text:style-name="T25"> </text:span><text:span text:style-name="T12">*</text:span><text:span text:style-name="T25"> </text:span></text:p>
      <text:p text:style-name="P18"><text:span text:style-name="T12">from</text:span><text:span text:style-name="T25"> </text:span><text:span text:style-name="T26">customer;</text:span></text:p>
      <text:p text:style-name="P18"><text:span text:style-name="T26"/></text:p>
      <text:p text:style-name="P18"><text:span text:style-name="T12">select</text:span><text:span text:style-name="T26"> </text:span><text:span text:style-name="T12">*</text:span><text:span text:style-name="T26"> </text:span></text:p>
      <text:p text:style-name="P18"><text:span text:style-name="T12">from</text:span><text:span text:style-name="T26"> employees;</text:span></text:p>
      <text:p text:style-name="P18"><text:span text:style-name="T26"/></text:p>
      <text:p text:style-name="P18"><text:span text:style-name="T12">select</text:span><text:span text:style-name="T26"> first_name </text:span></text:p>
      <text:p text:style-name="P18"><text:span text:style-name="T12">from</text:span><text:span text:style-name="T26"> customer;</text:span></text:p>
      <text:p text:style-name="P7"><text:soft-page-break/><text:line-break/><text:span text:style-name="T10">select</text:span><text:span text:style-name="T14"> </text:span><text:span text:style-name="T10">*</text:span></text:p>
      <text:p text:style-name="P7"><text:span text:style-name="T10">from</text:span><text:span text:style-name="T14"> </text:span><text:span text:style-name="T15">customer </text:span></text:p>
      <text:p text:style-name="P7"><text:span text:style-name="T10">where</text:span><text:span text:style-name="T14"> </text:span><text:span text:style-name="T15">id </text:span><text:span text:style-name="T10">=</text:span><text:span text:style-name="T14"> </text:span><text:span text:style-name="T23">1</text:span><text:span text:style-name="T15">;</text:span></text:p>
      <text:p text:style-name="P7"><text:span text:style-name="T15"/></text:p>
      <text:p text:style-name="P7"><text:span text:style-name="T15">-</text:span><text:span text:style-name="T10">update</text:span><text:span text:style-name="T15"> customer </text:span></text:p>
      <text:p text:style-name="P7"><text:span text:style-name="T10">set</text:span><text:span text:style-name="T15"> first_name </text:span><text:span text:style-name="T10">=</text:span><text:span text:style-name="T15"> </text:span><text:span text:style-name="T28">'Lerato'</text:span><text:span text:style-name="T15"> , last_name </text:span><text:span text:style-name="T10">=</text:span><text:span text:style-name="T15"> </text:span><text:span text:style-name="T28">'Mabitso'</text:span><text:span text:style-name="T15"> </text:span></text:p>
      <text:p text:style-name="P7"><text:span text:style-name="T10">where</text:span><text:span text:style-name="T15"> id </text:span><text:span text:style-name="T10">=</text:span><text:span text:style-name="T15"> </text:span><text:span text:style-name="T23">1</text:span><text:span text:style-name="T15">;</text:span></text:p>
      <text:p text:style-name="P7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customer;</text:span></text:p>
      <text:p text:style-name="P8"><text:span text:style-name="T15"/></text:p>
      <text:p text:style-name="P8"><text:span text:style-name="T10">delete</text:span><text:span text:style-name="T15"> </text:span><text:span text:style-name="T10">from</text:span><text:span text:style-name="T15"> customer</text:span></text:p>
      <text:p text:style-name="P8"><text:span text:style-name="T10">where</text:span><text:span text:style-name="T15"> id </text:span><text:span text:style-name="T10">=</text:span><text:span text:style-name="T15"> </text:span><text:span text:style-name="T23">2</text:span><text:span text:style-name="T15">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customer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/text:p>
      <text:p text:style-name="P8"><text:span text:style-name="T10">from</text:span><text:span text:style-name="T15"> orders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payments;</text:span></text:p>
      <text:p text:style-name="P8"><text:span text:style-name="T15"/></text:p>
      <text:p text:style-name="P8"><text:span text:style-name="T10">select</text:span><text:span text:style-name="T15"> </text:span><text:span text:style-name="T23">max</text:span><text:span text:style-name="T15">(amount) </text:span></text:p>
      <text:p text:style-name="P8"><text:span text:style-name="T10">from</text:span><text:span text:style-name="T15"> payments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customer </text:span></text:p>
      <text:p text:style-name="P8"><text:span text:style-name="T10">order by</text:span><text:span text:style-name="T15"> country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products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products </text:span></text:p>
      <text:p text:style-name="P8"><text:span text:style-name="T10">where</text:span><text:span text:style-name="T15"> buy_price between </text:span><text:span text:style-name="T23">100</text:span><text:span text:style-name="T15"> </text:span><text:span text:style-name="T10">and</text:span><text:span text:style-name="T15"> </text:span><text:span text:style-name="T23">600</text:span><text:span text:style-name="T15">;</text:span></text:p>
      <text:p text:style-name="P8"><text:soft-page-break/><text:span text:style-name="T15"/></text:p>
      <text:p text:style-name="P8"><text:span text:style-name="T10">select</text:span><text:span text:style-name="T14"> </text:span><text:span text:style-name="T10">*</text:span><text:span text:style-name="T14"> </text:span></text:p>
      <text:p text:style-name="P8"><text:span text:style-name="T10">from</text:span><text:span text:style-name="T14"> </text:span><text:span text:style-name="T15">customer </text:span></text:p>
      <text:p text:style-name="P8"><text:span text:style-name="T10">where</text:span><text:span text:style-name="T14"> </text:span><text:span text:style-name="T15">country </text:span><text:span text:style-name="T10">=</text:span><text:span text:style-name="T28">'Germany'</text:span><text:span text:style-name="T14"> </text:span><text:span text:style-name="T10">and</text:span><text:span text:style-name="T14"> </text:span><text:span text:style-name="T15">city </text:span><text:span text:style-name="T10">=</text:span><text:span text:style-name="T28">'Berlin'</text:span><text:span text:style-name="T15">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customer </text:span></text:p>
      <text:p text:style-name="P8"><text:span text:style-name="T10">where</text:span><text:span text:style-name="T15"> (city </text:span><text:span text:style-name="T10">=</text:span><text:span text:style-name="T15"> </text:span><text:span text:style-name="T28">'Cape Town'</text:span><text:span text:style-name="T15"> </text:span><text:span text:style-name="T10">or</text:span><text:span text:style-name="T15"> city </text:span><text:span text:style-name="T10">=</text:span><text:span text:style-name="T15"> </text:span><text:span text:style-name="T28">'Durban'</text:span><text:span text:style-name="T15">)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products </text:span></text:p>
      <text:p text:style-name="P8"><text:span text:style-name="T10">where</text:span><text:span text:style-name="T15"> buy_price </text:span><text:span text:style-name="T10">&gt;</text:span><text:span text:style-name="T15"> </text:span><text:span text:style-name="T23">500</text:span><text:span text:style-name="T15">;</text:span></text:p>
      <text:p text:style-name="P8"><text:span text:style-name="T15"/></text:p>
      <text:p text:style-name="P8"><text:span text:style-name="T10">select</text:span><text:span text:style-name="T15"> </text:span><text:span text:style-name="T23">sum</text:span><text:span text:style-name="T15">(amount) </text:span></text:p>
      <text:p text:style-name="P8"><text:span text:style-name="T11">f</text:span><text:span text:style-name="T10">rom</text:span><text:span text:style-name="T15"> payments;</text:span></text:p>
      <text:p text:style-name="P8"><text:span text:style-name="T15"/></text:p>
      <text:p text:style-name="P8"><text:span text:style-name="T10">select</text:span><text:span text:style-name="T15"> status , </text:span><text:span text:style-name="T23">count</text:span><text:span text:style-name="T15">(</text:span><text:span text:style-name="T10">*</text:span><text:span text:style-name="T15">) </text:span></text:p>
      <text:p text:style-name="P8"><text:span text:style-name="T11">f</text:span><text:span text:style-name="T10">rom</text:span><text:span text:style-name="T15"> orders </text:span></text:p>
      <text:p text:style-name="P8"><text:span text:style-name="T10">group by</text:span><text:span text:style-name="T15"> status;</text:span></text:p>
      <text:p text:style-name="P8"><text:span text:style-name="T15"/></text:p>
      <text:p text:style-name="P8"><text:span text:style-name="T10">select</text:span><text:span text:style-name="T15"> </text:span><text:span text:style-name="T23">avg</text:span><text:span text:style-name="T15">(buy_price),</text:span></text:p>
      <text:p text:style-name="P8"><text:span text:style-name="T23">avg</text:span><text:span text:style-name="T15">(buy_price</text:span><text:span text:style-name="T10">*</text:span><text:span text:style-name="T23">12</text:span><text:span text:style-name="T15">) </text:span></text:p>
      <text:p text:style-name="P8"><text:span text:style-name="T10">from</text:span><text:span text:style-name="T15"> products;</text:span></text:p>
      <text:p text:style-name="P8"><text:span text:style-name="T15"/></text:p>
      <text:p text:style-name="P8"><text:span text:style-name="T10">select</text:span><text:span text:style-name="T15"> </text:span><text:span text:style-name="T10">*</text:span><text:span text:style-name="T15"> </text:span></text:p>
      <text:p text:style-name="P8"><text:span text:style-name="T10">from</text:span><text:span text:style-name="T15"> products </text:span></text:p>
      <text:p text:style-name="P8"><text:span text:style-name="T10">where</text:span><text:span text:style-name="T15"> description </text:span><text:span text:style-name="T10">=</text:span><text:span text:style-name="T15"> </text:span><text:span text:style-name="T28">'Turnable front wheels, steering function'</text:span><text:span text:style-name="T15">;</text:span><text:line-break/></text:p>
      <text:p text:style-name="P18"/>
      <text:p text:style-name="P17"/>
      <text:p text:style-name="P17"/>
      <text:p text:style-name="P16"/>
      <text:p text:style-name="P16"><text:span text:style-name="T37"/></text:p>
      <text:p text:style-name="P15"><text:s text:c="28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"/>
      <text:p text:style-name="P5"><text:span text:style-name="T22"/></text:p>
      <text:p text:style-name="P3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Work Sans" svg:font-family="'Work Sans', Helvetica, Tahoma, Genev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0:40:30.591951266</meta:creation-date>
    <dc:date>2020-04-27T22:26:16.206232532</dc:date>
    <meta:editing-duration>PT1M29S</meta:editing-duration>
    <meta:editing-cycles>1</meta:editing-cycles>
    <meta:document-statistic meta:table-count="0" meta:image-count="0" meta:object-count="0" meta:page-count="5" meta:paragraph-count="106" meta:word-count="442" meta:character-count="5512" meta:non-whitespace-character-count="4129"/>
    <meta:generator>LibreOffice/6.0.7.3$Linux_X86_64 LibreOffice_project/00m0$Build-3</meta:generator>
  </office:meta>
</office:document-meta>
</file>